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L'entreprise qui m'a permis de réaliser mon stage est l'entreprise ATV,dont le coeur de métier est le batiment</text:p>
      <text:p text:style-name="Standard"/>
      <text:p text:style-name="Standard">A) L'entreprise est une SAS ( Société par Actions simplifiée ) depuis Juillet 2017.</text:p>
      <text:p text:style-name="Standard"/>
      <text:p text:style-name="Standard">B) Le siège social se situe a Mathieu , l'entreprise agit dans une zone de chalandise qui s'étend essentiellement dans toute la basse-normandie. Les chantiers sont concentrés sur Caen meme et la Manche, ils peuvent aussi se deplacer an haute normandie mais a de rare occasion</text:p>
      <text:p text:style-name="Standard"/>
      <text:p text:style-name="Standard">D)les clients dans le privé sont de grands promoteurs tels que Partelios, Khors Immobilier, Edifides, investir immobilier.</text:p>
      <text:p text:style-name="Standard"/>
      <text:p text:style-name="Standard">ATV travail à 90% en appel d'offres privées , car les règles sont différentes de celle de l'appel d'offres public, en matière d'obtention du marché.</text:p>
      <text:p text:style-name="Standard"/>
      <text:p text:style-name="Standard">ATV à aussi des clients tels que des entreprises generales. Ils sous-traitent l'activité du ravalement et isolation par l'exterieur,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44S</meta:editing-duration>
    <meta:editing-cycles>3</meta:editing-cycles>
    <meta:generator>OpenOffice/4.1.5$Win32 OpenOffice.org_project/415m1$Build-9789</meta:generator>
    <dc:date>2018-06-22T10:26:08.69</dc:date>
    <meta:document-statistic meta:table-count="0" meta:image-count="0" meta:object-count="0" meta:page-count="1" meta:paragraph-count="6" meta:word-count="140" meta:character-count="872"/>
    <dc:creator>Thomas Bacheley</dc:creator>
    <meta:user-defined meta:name="Info 1"/>
    <meta:user-defined meta:name="Info 2"/>
    <meta:user-defined meta:name="Info 3"/>
    <meta:user-defined meta:name="Info 4"/>
  </office:meta>
</office:document-meta>
</file>